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D000002A1D252724899D1D55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7.8701in" svg:height="7.8701in" draw:z-index="0"><draw:image xlink:href="Pictures/100000000000029D000002A1D252724899D1D55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30T00:24:19.553765683</meta:creation-date>
    <dc:date>2021-05-30T00:25:11.521841998</dc:date>
    <meta:editing-duration>PT5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